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enlo" svg:font-family="Menlo, Monaco, 'Courier New', Courier, monospace"/>
    <style:font-face style:name="OpenSymbol" svg:font-family="OpenSymbol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  <style:style style:name="P3" style:family="paragraph" style:parent-style-name="Text_20_body" style:list-style-name="L3">
      <style:paragraph-properties fo:margin-left="0in" fo:margin-right="0in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.4165in" fo:margin-bottom="0in" fo:orphans="2" fo:widows="2" fo:text-indent="0in" style:auto-text-indent="false" fo:background-color="#f2f2f2" fo:padding="0in" fo:border="none">
        <style:background-image/>
      </style:paragraph-properties>
    </style:style>
    <style:style style:name="P5" style:family="paragraph" style:parent-style-name="Preformatted_20_Text">
      <style:paragraph-properties fo:margin-left="0in" fo:margin-right="0in" fo:margin-top="0.4165in" fo:margin-bottom="0in" fo:orphans="2" fo:widows="2" fo:text-indent="0in" style:auto-text-indent="false" fo:background-color="#f2f2f2" fo:padding="0in" fo:border="none">
        <style:background-image/>
      </style:paragraph-properties>
    </style:style>
    <style:style style:name="P6" style:family="paragraph" style:parent-style-name="Preformatted_20_Text">
      <style:paragraph-properties fo:margin-left="0in" fo:margin-right="0in" fo:margin-top="0.4165in" fo:margin-bottom="0in" fo:orphans="2" fo:widows="2" fo:text-indent="0in" style:auto-text-indent="false" fo:background-color="#f2f2f2" fo:padding="0in" fo:border="none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margin-left="0in" fo:margin-right="0in" fo:margin-top="0.4165in" fo:margin-bottom="0in" fo:orphans="2" fo:widows="2" fo:text-indent="0in" style:auto-text-indent="false" fo:background-color="#f2f2f2" fo:padding="0in" fo:border="none">
        <style:background-image/>
      </style:paragraph-properties>
      <style:text-properties fo:font-weight="bold"/>
    </style:style>
    <style:style style:name="P8" style:family="paragraph" style:parent-style-name="Preformatted_20_Text">
      <style:paragraph-properties fo:margin-left="0in" fo:margin-right="0in" fo:margin-top="0.4165in" fo:margin-bottom="0in" fo:orphans="2" fo:widows="2" fo:text-indent="0in" style:auto-text-indent="false" fo:background-color="#f2f2f2" fo:padding="0in" fo:border="none">
        <style:background-image/>
      </style:paragraph-properties>
      <style:text-properties fo:font-weight="normal" style:font-weight-asian="normal" style:font-weight-complex="normal"/>
    </style:style>
    <style:style style:name="P9" style:family="paragraph" style:parent-style-name="Heading_20_1">
      <style:paragraph-properties fo:margin-left="0in" fo:margin-right="0in" fo:margin-top="0.4165in" fo:margin-bottom="0in" fo:orphans="2" fo:widows="2" fo:text-indent="0in" style:auto-text-indent="false" fo:background-color="#f2f2f2" fo:padding="0in" fo:border="none">
        <style:background-image/>
      </style:paragraph-properties>
      <style:text-properties fo:font-variant="normal" fo:text-transform="none" fo:color="#292929" style:font-name="sohne" fo:font-size="22.5pt" fo:letter-spacing="normal" fo:font-style="normal" fo:font-weight="bold"/>
    </style:style>
    <style:style style:name="P10" style:family="paragraph" style:parent-style-name="Heading_20_1">
      <style:paragraph-properties fo:margin-left="0in" fo:margin-right="0in" fo:margin-top="0.4165in" fo:margin-bottom="0in" fo:orphans="2" fo:widows="2" fo:text-indent="0in" style:auto-text-indent="false" fo:background-color="#f2f2f2" fo:padding="0in" fo:border="none">
        <style:background-image/>
      </style:paragraph-properties>
      <style:text-properties fo:font-variant="normal" fo:text-transform="none" fo:color="#292929" style:font-name="sohne" fo:font-size="16.5pt" fo:letter-spacing="normal" fo:font-style="norm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92929" style:font-name="sohne" fo:font-size="16.5pt" fo:letter-spacing="normal" fo:font-style="normal" fo:font-weight="bold"/>
    </style:style>
    <style:style style:name="T3" style:family="text">
      <style:text-properties fo:font-variant="normal" fo:text-transform="none" fo:color="#292929" style:font-name="sohne" fo:font-size="16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292929" style:font-name="charter" fo:font-size="13.5pt" fo:letter-spacing="normal" fo:font-style="normal"/>
    </style:style>
    <style:style style:name="T5" style:family="text">
      <style:text-properties fo:font-variant="normal" fo:text-transform="none" fo:color="#292929" style:font-name="charter" fo:font-size="13.5pt" fo:letter-spacing="normal" fo:font-style="normal" fo:font-weight="bold"/>
    </style:style>
    <style:style style:name="T6" style:family="text">
      <style:text-properties fo:font-variant="normal" fo:text-transform="none" fo:color="#292929" style:font-name="charter" fo:font-size="13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92929" style:font-name="charter" fo:font-size="13.5pt" fo:letter-spacing="normal" fo:font-style="normal" fo:font-weight="normal"/>
    </style:style>
    <style:style style:name="T8" style:family="text">
      <style:text-properties fo:font-variant="normal" fo:text-transform="none" fo:color="#292929" style:font-name="charter" fo:font-size="13.5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292929" style:font-name="charter" fo:font-size="13.5pt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color="#292929" style:font-name="charter" fo:font-size="13.5pt" fo:font-style="normal"/>
    </style:style>
    <style:style style:name="T11" style:family="text">
      <style:text-properties fo:font-variant="normal" fo:text-transform="none" fo:color="#292929" style:font-name="charter" fo:font-size="13.5pt" fo:font-style="normal" fo:font-weight="bold"/>
    </style:style>
    <style:style style:name="T12" style:family="text">
      <style:text-properties fo:font-variant="normal" fo:text-transform="none" fo:color="#292929" style:font-name="charter" fo:font-size="13.5pt" fo:font-style="normal" fo:font-weight="bold" style:font-weight-asian="bold" style:font-weight-complex="bold"/>
    </style:style>
    <style:style style:name="T13" style:family="text">
      <style:text-properties fo:font-variant="normal" fo:text-transform="none" fo:color="#292929" style:font-name="charter" fo:font-size="13.5pt" fo:font-style="normal" fo:font-weight="normal"/>
    </style:style>
    <style:style style:name="T14" style:family="text">
      <style:text-properties fo:font-variant="normal" fo:text-transform="none" fo:color="#292929" style:font-name="charter" fo:font-size="13.5pt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292929" style:font-name="Menlo" fo:font-size="12pt" fo:letter-spacing="normal" fo:font-style="normal" fo:font-weight="normal"/>
    </style:style>
    <style:style style:name="T16" style:family="text">
      <style:text-properties fo:font-variant="normal" fo:text-transform="none" fo:color="#292929" style:font-name="Menlo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292929" style:font-name="Menlo" fo:font-size="12pt" fo:letter-spacing="normal" fo:font-style="normal" fo:font-weight="normal" style:font-weight-asian="bold" style:font-weight-complex="bold"/>
    </style:style>
    <style:style style:name="T18" style:family="text">
      <style:text-properties fo:font-variant="normal" fo:text-transform="none" fo:color="#292929" style:font-name="Menlo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292929" style:font-name="Menlo" fo:font-size="13pt" fo:letter-spacing="normal" fo:font-style="normal" fo:font-weight="bold" style:font-size-asian="13pt" style:font-weight-asian="bold" style:font-size-complex="13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e5d4"/><text:span text:style-name="T2">GUVI: Zen Class — Part 1:</text:span><text:span text:style-name="Strong_20_Emphasis"><text:span text:style-name="T2"> Find the culprits and nail them — debugging javascript</text:span></text:span></text:h>
      <text:p text:style-name="Text_20_body"><text:span text:style-name="Strong_20_Emphasis"><text:span text:style-name="T2"/></text:span></text:p>
      <text:p text:style-name="Text_20_body"><text:span text:style-name="Strong_20_Emphasis"><text:span text:style-name="T7">Once you are familiar with basic syntax you can reinforce your understanding by solving these simple snippets</text:span></text:span><text:span text:style-name="Strong_20_Emphasis"><text:span text:style-name="T2"> </text:span></text:span></text:p>
      <text:p text:style-name="Text_20_body"><text:span text:style-name="Strong_20_Emphasis"><text:span text:style-name="T2">1. </text:span></text:span><text:span text:style-name="Strong_20_Emphasis"><text:span text:style-name="T5">Find the culprit</text:span></text:span></text:p>
      <text:p text:style-name="Text_20_body"><text:bookmark text:name="9458"/><text:span text:style-name="Strong_20_Emphasis"><text:span text:style-name="T7">fix.html</text:span></text:span></text:p>
      <text:p text:style-name="Text_20_body"><text:span text:style-name="Strong_20_Emphasis"><text:span text:style-name="T7"/></text:span></text:p>
      <text:p text:style-name="Text_20_body"><text:span text:style-name="Strong_20_Emphasis"><text:span text:style-name="T15">&lt;!DOCTYPE html&gt;</text:span></text:span><text:span text:style-name="Strong_20_Emphasis"><text:span text:style-name="T7"><text:line-break/></text:span></text:span><text:span text:style-name="Strong_20_Emphasis"><text:span text:style-name="T15">&lt;html&gt;</text:span></text:span><text:span text:style-name="Strong_20_Emphasis"><text:span text:style-name="T7"><text:line-break/></text:span></text:span><text:span text:style-name="Strong_20_Emphasis"><text:span text:style-name="T15">&lt;body&gt;</text:span></text:span><text:span text:style-name="Strong_20_Emphasis"><text:span text:style-name="T7"><text:line-break/></text:span></text:span><text:span text:style-name="Strong_20_Emphasis"><text:span text:style-name="T15">&lt;script&gt;</text:span></text:span><text:span text:style-name="Strong_20_Emphasis"><text:span text:style-name="T7"><text:line-break/></text:span></text:span><text:span text:style-name="Strong_20_Emphasis"><text:span text:style-name="T15">alert( “I’m JavaScript!’);</text:span></text:span></text:p>
      <text:p text:style-name="Text_20_body"><text:span text:style-name="Strong_20_Emphasis"><text:span text:style-name="T18">//</text:span></text:span><text:span text:style-name="Strong_20_Emphasis"><text:span text:style-name="T19">Corrected code :alert(“I'am Javascript!”);</text:span></text:span><text:span text:style-name="Strong_20_Emphasis"><text:span text:style-name="T7"><text:line-break/></text:span></text:span><text:span text:style-name="Strong_20_Emphasis"><text:span text:style-name="T15">&lt;/script&gt;</text:span></text:span><text:span text:style-name="Strong_20_Emphasis"><text:span text:style-name="T7"><text:line-break/></text:span></text:span><text:span text:style-name="Strong_20_Emphasis"><text:span text:style-name="T15">Whats the error in this ?</text:span></text:span><text:span text:style-name="Strong_20_Emphasis"><text:span text:style-name="T7"><text:line-break/></text:span></text:span><text:span text:style-name="Strong_20_Emphasis"><text:span text:style-name="T15">&lt;/body&gt;</text:span></text:span><text:span text:style-name="Strong_20_Emphasis"><text:span text:style-name="T7"><text:line-break/></text:span></text:span><text:span text:style-name="Strong_20_Emphasis"><text:span text:style-name="T15">&lt;/html&gt;</text:span></text:span><text:span text:style-name="Strong_20_Emphasis"><text:span text:style-name="T7"> </text:span></text:span></text:p>
      <text:p text:style-name="P5">2.<text:bookmark text:name="e165"/><text:span text:style-name="Strong_20_Emphasis"><text:span text:style-name="T11">Find the culprit and invoke the alert</text:span></text:span></text:p>
      <text:p text:style-name="Text_20_body"/>
      <text:p text:style-name="Text_20_body"><text:span text:style-name="T7">fix.html</text:span> </text:p>
      <text:p text:style-name="Text_20_body"/>
      <text:p text:style-name="Text_20_body"><text:span text:style-name="T15">&lt;!DOCTYPE html&gt;</text:span><text:line-break/><text:span text:style-name="T15">&lt;html&gt;</text:span><text:line-break/><text:span text:style-name="T15">&lt;body&gt;</text:span><text:line-break/><text:span text:style-name="T15">&lt;script src=”script.js”&gt;&lt;/script&gt;</text:span><text:line-break/><text:span text:style-name="T15">&lt;/body&gt;</text:span><text:line-break/><text:span text:style-name="T15">&lt;/html&gt;</text:span> <text:line-break/></text:p>
      <text:p text:style-name="Text_20_body"><text:bookmark text:name="5dda"/><text:span text:style-name="Strong_20_Emphasis"><text:span text:style-name="T6">scripts.js</text:span></text:span></text:p>
      <text:p text:style-name="Text_20_body"><text:span text:style-name="Strong_20_Emphasis"><text:span text:style-name="T6"/></text:span></text:p>
      <text:p text:style-name="Preformatted_20_Text"><text:bookmark text:name="0678"/><text:span text:style-name="Strong_20_Emphasis"><text:span text:style-name="T17">alert(“I’m invoked!”);</text:span></text:span></text:p>
      <text:p text:style-name="Text_20_body"><text:line-break/><text:span text:style-name="Strong_20_Emphasis"><text:span text:style-name="T6">Answer : </text:span></text:span><text:span text:style-name="Strong_20_Emphasis"><text:span text:style-name="T8"><text:s/>Debugged code : &lt;script src = “scripts.js”&gt;&lt;/script&gt;</text:span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Text_20_body"><text:soft-page-break/><text:span text:style-name="Strong_20_Emphasis"><text:span text:style-name="T8">3. </text:span></text:span><text:bookmark text:name="59a1"/><text:span text:style-name="Strong_20_Emphasis"><text:span text:style-name="T5">Explain the below how it works</text:span></text:span></text:p>
      <text:p text:style-name="P2"><text:span text:style-name="Strong_20_Emphasis"><text:span text:style-name="T16">alert("I'm JavaScript!");</text:span></text:span><text:span text:style-name="Strong_20_Emphasis"><text:span text:style-name="T8"><text:line-break/></text:span></text:span><text:span text:style-name="Strong_20_Emphasis"><text:span text:style-name="T16">alert('Hello') // this line is not having semicolon</text:span></text:span><text:span text:style-name="Strong_20_Emphasis"><text:span text:style-name="T8"><text:line-break/></text:span></text:span><text:span text:style-name="Strong_20_Emphasis"><text:span text:style-name="T16">alert(`Wor</text:span></text:span><text:span text:style-name="Strong_20_Emphasis"><text:span text:style-name="T8"><text:line-break/></text:span></text:span><text:span text:style-name="Strong_20_Emphasis"><text:span text:style-name="T16">ld`)</text:span></text:span><text:span text:style-name="Strong_20_Emphasis"><text:span text:style-name="T8"><text:line-break/></text:span></text:span><text:span text:style-name="Strong_20_Emphasis"><text:span text:style-name="T16">alert(3 +</text:span></text:span><text:span text:style-name="Strong_20_Emphasis"><text:span text:style-name="T8"><text:line-break/></text:span></text:span><text:span text:style-name="Strong_20_Emphasis"><text:span text:style-name="T16">1</text:span></text:span><text:span text:style-name="Strong_20_Emphasis"><text:span text:style-name="T8"><text:line-break/></text:span></text:span><text:span text:style-name="Strong_20_Emphasis"><text:span text:style-name="T16">+ 2); // this is multiple line code and its working</text:span></text:span><text:span text:style-name="Strong_20_Emphasis"><text:span text:style-name="T8"> </text:span></text:span></text:p>
      <text:p text:style-name="Text_20_body"><text:span text:style-name="Strong_20_Emphasis"><text:span text:style-name="T8"/></text:span></text:p>
      <text:p text:style-name="Text_20_body"><text:span text:style-name="Strong_20_Emphasis"><text:span text:style-name="T8">Answer :</text:span></text:span><text:span text:style-name="Strong_20_Emphasis"><text:span text:style-name="T6"> </text:span></text:span></text:p>
      <text:list xml:id="list2213892771625427834" text:style-name="L2">
        <text:list-item>
          <text:p text:style-name="P1"><text:span text:style-name="Strong_20_Emphasis"><text:span text:style-name="T8">Modern browsers will automatically add semicolons if they are missing. So, missing a semicolon won't be a problem</text:span></text:span></text:p>
        </text:list-item>
        <text:list-item>
          <text:p text:style-name="P1"><text:span text:style-name="Strong_20_Emphasis"><text:span text:style-name="T8">The javascript engine only consides it a newline only if it sees \n.</text:span></text:span></text:p>
        </text:list-item>
      </text:list>
      <text:p text:style-name="Text_20_body"><text:span text:style-name="Strong_20_Emphasis"><text:span text:style-name="T8"/></text:span></text:p>
      <text:p text:style-name="Text_20_body"><text:span text:style-name="Strong_20_Emphasis"><text:span text:style-name="T8">4.</text:span></text:span><text:bookmark text:name="1a41"/><text:span text:style-name="Strong_20_Emphasis"><text:span text:style-name="T5">Fix the below to alert </text:span></text:span><text:span text:style-name="Strong_20_Emphasis"><text:span text:style-name="T8">Guvi geek</text:span></text:span></text:p>
      <text:p text:style-name="Text_20_body"><text:span text:style-name="Strong_20_Emphasis"><text:span text:style-name="T8"/></text:span></text:p>
      <text:p text:style-name="P2"><text:span text:style-name="T15">let admin=9, fname=10.5; </text:span><text:line-break/><text:span text:style-name="T15">fname = "Guvi";</text:span><text:line-break/><text:span text:style-name="T15">lname = "geek"</text:span><text:line-break/><text:span text:style-name="T15">admin = fname+lname;</text:span> </text:p>
      <text:p text:style-name="P2"><text:span text:style-name="T15">alert( admin ); // "Guvi geek"</text:span> </text:p>
      <text:p text:style-name="P2"/>
      <text:p text:style-name="P2">Answer : admin line is missing a space . So, it should have been, </text:p>
      <text:p text:style-name="P2">//admin = fname+ ' <text:s/>' + lname.</text:p>
      <text:p text:style-name="P2"/>
      <text:list xml:id="list7816767187576059636" text:style-name="L3">
        <text:list-item>
          <text:p text:style-name="P3">Missing a semicolon when declaring lname.</text:p>
        </text:list-item>
      </text:list>
      <text:p text:style-name="P2"/>
      <text:p text:style-name="P2"/>
      <text:p text:style-name="Text_20_body">5.<text:span text:style-name="Strong_20_Emphasis"><text:span text:style-name="T5">Fix the below to alert </text:span></text:span><text:span text:style-name="T7">hello Guvi geek</text:span> </text:p>
      <text:p text:style-name="Text_20_body"/>
      <text:p text:style-name="Text_20_body"><text:span text:style-name="T15">let fname=10.5; </text:span><text:line-break/><text:span text:style-name="T15">fname = "Guvi";</text:span><text:line-break/><text:span text:style-name="T15">lname = "geek"</text:span> ;</text:p>
      <text:p text:style-name="Text_20_body"><text:span text:style-name="T15">let name = fname+lname;</text:span> </text:p>
      <text:p text:style-name="Text_20_body"><text:bookmark text:name="a68e"/><text:span text:style-name="T15">alert( 'hello ${name}' );</text:span></text:p>
      <text:p text:style-name="Text_20_body"><text:line-break/><text:line-break/><text:soft-page-break/></text:p>
      <text:p text:style-name="P5">Answer : Since we are using template strings , back tick should be used instead of quotations.</text:p>
      <text:p text:style-name="P5">alert(`hello ${name}`); //is the right code</text:p>
      <text:p text:style-name="P5"/>
      <text:h text:style-name="P9" text:outline-level="1"><text:bookmark text:name="4660"/>GUVI: Zen Class — Part 2 : Find the culprits and nail them — debugging javascript loops</text:h>
      <text:p text:style-name="Text_20_body"><text:line-break/></text:p>
      <text:p text:style-name="P5"><text:s/>1. <text:span text:style-name="T7">Write a code to print the numbers in the array</text:span> </text:p>
      <text:p text:style-name="P5"><text:span text:style-name="Strong_20_Emphasis"><text:span text:style-name="T5">Output</text:span></text:span><text:span text:style-name="T7">: 1234567891011</text:span></text:p>
      <text:p text:style-name="P6"><text:span text:style-name="T4">Corrected code :</text:span></text:p>
      <text:p text:style-name="P5"><text:span text:style-name="T7">var numsArr = [ 1, 2, 3, 4, 5, 6, 7, 8, 9, 10, 11];</text:span></text:p>
      <text:p text:style-name="P5"><text:span text:style-name="T7">var new_string = ""; </text:span></text:p>
      <text:p text:style-name="P5"><text:span text:style-name="T7">for (var i = 0; i &lt; 11; i++) {</text:span></text:p>
      <text:p text:style-name="P5"><text:span text:style-name="T7"><text:s/>new_string += numsArr[i];</text:span></text:p>
      <text:p text:style-name="P5"><text:span text:style-name="T7">}</text:span></text:p>
      <text:p text:style-name="P5"><text:soft-page-break/><text:span text:style-name="T7">console.log(new_string);</text:span></text:p>
      <text:p text:style-name="P7"><text:span text:style-name="T21">2. </text:span><text:bookmark text:name="333a"/><text:span text:style-name="T13">Write a code to print the numbers in the array</text:span></text:p>
      <text:p text:style-name="P6"><text:span text:style-name="T10">Corrected code :</text:span></text:p>
      <text:p text:style-name="P7"><text:span text:style-name="T13">var numsArr = [ 1, 2, 3, 4, 5, 6, 7, 8, 9, 10, 11];</text:span></text:p>
      <text:p text:style-name="P7"><text:span text:style-name="T13">var new_string = "";</text:span></text:p>
      <text:p text:style-name="P7"><text:span text:style-name="T13"><text:s/></text:span></text:p>
      <text:p text:style-name="P7"><text:span text:style-name="T13">for (var i = 0; i &lt; 11; i++) {</text:span></text:p>
      <text:p text:style-name="P7"><text:span text:style-name="T13"><text:s text:c="2"/></text:span></text:p>
      <text:p text:style-name="P7"><text:span text:style-name="T13"><text:s/>new_string += numsArr[i] + ',';</text:span></text:p>
      <text:p text:style-name="P7"><text:span text:style-name="T13"><text:s text:c="2"/></text:span></text:p>
      <text:p text:style-name="P7"><text:span text:style-name="T13">}</text:span></text:p>
      <text:p text:style-name="P7"><text:span text:style-name="T13">console.log(new_string);</text:span></text:p>
      <text:p text:style-name="P6"><text:span text:style-name="T10">3. </text:span><text:span text:style-name="T4">Write a code to print from last to first with spaces (Make sure there is no space after the last element 1)</text:span><text:span text:style-name="T10"> </text:span></text:p>
      <text:p text:style-name="P6"><text:span text:style-name="T10">Answer :</text:span></text:p>
      <text:p text:style-name="P8"><text:span text:style-name="T10">var numsArr = [ 1, 2, 3, 4, 5, 6, 7, 8, 9, 10, 11];</text:span></text:p>
      <text:p text:style-name="P8"><text:soft-page-break/><text:span text:style-name="T10">var new_string ='' ;</text:span></text:p>
      <text:p text:style-name="P8"><text:span text:style-name="T10"><text:s/></text:span></text:p>
      <text:p text:style-name="P8"><text:span text:style-name="T10">for (var i = 10; i &gt;=0; i--) {</text:span></text:p>
      <text:p text:style-name="P8"><text:span text:style-name="T10"><text:s text:c="2"/>if(i===0){</text:span></text:p>
      <text:p text:style-name="P8"><text:span text:style-name="T10"><text:s text:c="4"/>new_string += numsArr[i];</text:span></text:p>
      <text:p text:style-name="P8"><text:span text:style-name="T10"><text:s text:c="2"/>}</text:span></text:p>
      <text:p text:style-name="P8"><text:span text:style-name="T10"><text:s text:c="2"/>else {</text:span></text:p>
      <text:p text:style-name="P8"><text:span text:style-name="T10"><text:s/>new_string += numsArr[i] + " ";</text:span></text:p>
      <text:p text:style-name="P8"><text:span text:style-name="T10"><text:s text:c="2"/>}</text:span></text:p>
      <text:p text:style-name="P8"><text:span text:style-name="T10">}</text:span></text:p>
      <text:p text:style-name="P8"><text:span text:style-name="T10">console.log(new_string);</text:span></text:p>
      <text:p text:style-name="P6"><text:span text:style-name="T4">4. Write a code to replace the array value — If the number is even, replace it with ‘even’.</text:span><text:span text:style-name="T10"> </text:span></text:p>
      <text:p text:style-name="P6"><text:span text:style-name="T10">Corrected code :</text:span></text:p>
      <text:p text:style-name="P6">var numsArr = [ 1, 2, 3, 4, 5, 6, 7, 8, 9, 10, 11];</text:p>
      <text:p text:style-name="P6">for (var i = 0; i &lt;=10; i++) {</text:p>
      <text:p text:style-name="P6"><text:soft-page-break/><text:s/>if(numsArr[i] %2 == 0 )</text:p>
      <text:p text:style-name="P6"><text:s/>{</text:p>
      <text:p text:style-name="P6"><text:s/>numsArr[i] = 'even';</text:p>
      <text:p text:style-name="P6"><text:s/>}</text:p>
      <text:p text:style-name="P6">}</text:p>
      <text:p text:style-name="P6">console.log(numsArr);</text:p>
      <text:p text:style-name="P6">5.<text:span text:style-name="T4">Write a code to add all the numbers in the array</text:span> </text:p>
      <text:p text:style-name="P6">Corrected code: </text:p>
      <text:p text:style-name="P6">var numsArr = [ 1, 2, 3, 4, 5, 6, 7, 8, 9, 10, 11];</text:p>
      <text:p text:style-name="P6">var sum = 0;</text:p>
      <text:p text:style-name="P6">for (var i = 0; i &lt;=10; i++) {</text:p>
      <text:p text:style-name="P6"><text:s/></text:p>
      <text:p text:style-name="P6"><text:s/>sum += parseInt(numsArr[i]);</text:p>
      <text:p text:style-name="P6">}</text:p>
      <text:p text:style-name="P6">console.log(sum);</text:p>
      <text:p text:style-name="P6"/>
      <text:p text:style-name="P6"/>
      <text:h text:style-name="P10" text:outline-level="1"><text:bookmark text:name="2321"/><text:soft-page-break/>GUVI: Zen Class — Part 3: Find the culprits and nail them — debugging javascript</text:h>
      <text:p text:style-name="P4"><text:span text:style-name="T3">1. </text:span><text:span text:style-name="Strong_20_Emphasis"><text:span text:style-name="T5">Fix the code to get the largest of three.</text:span></text:span> </text:p>
      <text:p text:style-name="P6">Corrected code: </text:p>
      <text:p text:style-name="P6">aa = (f,s,t) =&gt; { </text:p>
      <text:p text:style-name="P6"><text:s/>if(f&gt;s &amp;&amp;f&gt;t){</text:p>
      <text:p text:style-name="P6"><text:s/>console.log(f)}</text:p>
      <text:p text:style-name="P6"><text:s/>else if(s&gt;f &amp;&amp; s&gt;t){</text:p>
      <text:p text:style-name="P6"><text:s/>console.log(s)}</text:p>
      <text:p text:style-name="P6"><text:s/>else{</text:p>
      <text:p text:style-name="P6"><text:s/>console.log(t)}</text:p>
      <text:p text:style-name="P6">}</text:p>
      <text:p text:style-name="P6">aa(1,2,3);</text:p>
      <text:p text:style-name="P5"><text:span text:style-name="T1">2.</text:span><text:span text:style-name="Strong_20_Emphasis"><text:span text:style-name="T5">Fix the code to Sum of the digits present in the number</text:span></text:span><text:span text:style-name="T20"> </text:span></text:p>
      <text:p text:style-name="P6">Corrected code:</text:p>
      <text:p text:style-name="P6">let n = 123;</text:p>
      <text:p text:style-name="P6"/>
      <text:p text:style-name="P6"><text:soft-page-break/>function add(n)</text:p>
      <text:p text:style-name="P6">{</text:p>
      <text:p text:style-name="P6">let sum = 0;</text:p>
      <text:p text:style-name="P6">n = n.toString();</text:p>
      <text:p text:style-name="P6">for(i=0;i&lt;n.length;i++){ <text:s/></text:p>
      <text:p text:style-name="P6"><text:s text:c="2"/>sum = sum + <text:s/>+n[i]; <text:s/></text:p>
      <text:p text:style-name="P6"><text:s/>}</text:p>
      <text:p text:style-name="P6"><text:s/>return sum;</text:p>
      <text:p text:style-name="P6">}</text:p>
      <text:p text:style-name="P6">console.log(add(n));</text:p>
      <text:p text:style-name="P6"/>
      <text:p text:style-name="P5"><text:span text:style-name="T1">3.</text:span><text:span text:style-name="Strong_20_Emphasis"><text:span text:style-name="T5">Fix the code to sum the number in that array</text:span></text:span> </text:p>
      <text:p text:style-name="P5">Corrected code: const num = [10, 20, 30, 40,50,60,70,80,90,100];</text:p>
      <text:p text:style-name="P5">var sum = (a, b) =&gt; a + b ;</text:p>
      <text:p text:style-name="P5">sum = num.reduce(sum)</text:p>
      <text:p text:style-name="P5">console.log(sum);</text:p>
      <text:p text:style-name="P5"/>
      <text:p text:style-name="P6"><text:soft-page-break/></text:p>
      <text:p text:style-name="P5"><text:span text:style-name="T12">4. </text:span><text:span text:style-name="Strong_20_Emphasis"><text:span text:style-name="T5">Fix the code to get Title caps.</text:span></text:span><text:span text:style-name="T12"> </text:span></text:p>
      <text:p text:style-name="P5"><text:span text:style-name="T12">Corrected code : </text:span></text:p>
      <text:p text:style-name="P6">var arr = ["guvi", "geek", "zen", "fullstack"];</text:p>
      <text:p text:style-name="P6">(function() {</text:p>
      <text:p text:style-name="P6"><text:s/>for (var i = 0; i &lt; arr.length; i++) {</text:p>
      <text:p text:style-name="P6"><text:s/>console.log(arr[i][0].toUpperCase() + arr[i].substr(1));</text:p>
      <text:p text:style-name="P6"><text:s/>}</text:p>
      <text:p text:style-name="P6">})()</text:p>
      <text:p text:style-name="P6"><text:span text:style-name="T10">5.</text:span><text:span text:style-name="T4">Write a code to add the even numbers only</text:span><text:span text:style-name="T10"> </text:span></text:p>
      <text:p text:style-name="P6"><text:span text:style-name="T10">Corrected code:</text:span></text:p>
      <text:p text:style-name="P8">var numsArr = [ 1, 2, 3, 4, 5, 6, 7, 8, 9, 10, 11];</text:p>
      <text:p text:style-name="P8">var sum=0;</text:p>
      <text:p text:style-name="P8">for (var i = 0; i &lt;11; i++) {</text:p>
      <text:p text:style-name="P8"><text:s/>if(numsArr[i]%2==0){</text:p>
      <text:p text:style-name="P8"><text:s/>sum += numsArr[i];</text:p>
      <text:p text:style-name="P8"><text:soft-page-break/>}}</text:p>
      <text:p text:style-name="P8">console.log(sum);</text:p>
      <text:p text:style-name="P6"><text:span text:style-name="T10"/></text:p>
      <text:p text:style-name="P8"><text:span text:style-name="T10"/></text:p>
      <text:p text:style-name="Text_20_body"><text:line-break/></text:p>
      <text:p text:style-name="P5"/>
      <text:p text:style-name="Text_20_body"><text:span text:style-name="Strong_20_Emphasis"><text:span text:style-name="T6"/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enlo" svg:font-family="Menlo, Monaco, 'Courier New', Courier, monospace"/>
    <style:font-face style:name="OpenSymbol" svg:font-family="OpenSymbol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  <style:font-face style:name="sohne" svg:font-family="sohne, 'Helvetica Neue', Helvetica, Arial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bhakaran Jeyamohan</meta:initial-creator>
    <meta:creation-date>2021-12-05T14:03:36.26</meta:creation-date>
    <meta:document-statistic meta:table-count="0" meta:image-count="0" meta:object-count="0" meta:page-count="10" meta:paragraph-count="134" meta:word-count="740" meta:character-count="3980"/>
    <dc:date>2021-12-05T21:29:18.54</dc:date>
    <dc:creator>Prabhakaran Jeyamohan</dc:creator>
    <meta:editing-duration>PT5M44S</meta:editing-duration>
    <meta:editing-cycles>1</meta:editing-cycles>
    <meta:generator>OpenOffice/4.1.11$Win32 OpenOffice.org_project/4111m1$Build-9808</meta:generator>
  </office:meta>
</office:document-meta>
</file>